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ca5" officeooo:paragraph-rsid="0006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– Piluscart-1.5 <text:s/><text:line-break/> <text:line-break/>January 30, 2018 <text:s/>- 00:04 a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23:55:30.004133983</meta:creation-date>
    <dc:date>2018-01-30T00:06:36.817874693</dc:date>
    <meta:editing-duration>PT56S</meta:editing-duration>
    <meta:editing-cycles>1</meta:editing-cycles>
    <meta:document-statistic meta:table-count="0" meta:image-count="0" meta:object-count="0" meta:page-count="1" meta:paragraph-count="1" meta:word-count="8" meta:character-count="52" meta:non-whitespace-character-count="39"/>
    <meta:generator>LibreOffice/5.4.4.2$Linux_X86_64 LibreOffice_project/40m0$Build-2</meta:generator>
  </office:meta>
</office:document-meta>
</file>